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nvironment.validateRequir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nvironment.setIgnoreUnresolvableNestedPlaceholders( boolean ignoreUnresolvableNestedPlacehol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setActiveProfiles( String ... profil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Environment.doGetActiveProfiles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setValueSeparator( @ Nullable String value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getPropert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getSystemEnviron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Environment.validateProfile( String pro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Environment.addActiveProfile( String pro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Environment.acceptsProfiles( Profiles pro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nvironment.getActivePro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doGetDefaultProfil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Environment.customizePropertySources( MutablePropertySources property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Environment.containsPropert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getProperty( String key ,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getReservedDefaultPro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getConvers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getRequiredPropert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AbstractEnvironment( MutablePropertySources property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Environment.isProfileActive( String pro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Environment.setPlaceholderPrefix( String placeholder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createPropertyResolver( MutablePropertySources property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resolvePlaceholders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setRequiredProperties( String ... required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getProperty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merge( ConfigurableEnvironment par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Environment.acceptsProfiles( String ... profil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Environment.getSystem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getProper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doGetActiveProfil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Environment.getProperty( String key , Class &lt; T &gt; targetType , 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resolveRequiredPlaceholders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getProperty( String key , Class &lt; T &gt;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getRequiredProperty( String key , Class &lt; T &gt;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setPlaceholderSuffix( String placeholder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getDefaultPro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suppressGetenv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setDefaultProfiles( String ... profil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Environment.doGetDefaultProfiles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Abstract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setConversionService( Configurable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